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2.508cm" fo:min-width="2.33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.9cm" svg:x="8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cm" svg:y1="9.4cm" svg:x2="10.2cm" svg:y2="7.4cm">
          <text:p/>
        </draw:line>
        <draw:line draw:style-name="gr2" draw:text-style-name="P2" draw:layer="layout" svg:x1="12.2cm" svg:y1="11.4cm" svg:x2="14.5cm" svg:y2="11.4cm">
          <text:p/>
        </draw:line>
        <draw:line draw:style-name="gr2" draw:text-style-name="P2" draw:layer="layout" svg:x1="8.2cm" svg:y1="11.4cm" svg:x2="6.4cm" svg:y2="11.4cm">
          <text:p/>
        </draw:line>
        <draw:line draw:style-name="gr2" draw:text-style-name="P2" draw:layer="layout" svg:x1="10.2cm" svg:y1="13.3cm" svg:x2="10.2cm" svg:y2="15.1cm">
          <text:p/>
        </draw:line>
        <draw:line draw:style-name="gr2" draw:text-style-name="P2" draw:layer="layout" svg:x1="8.7cm" svg:y1="9.9cm" svg:x2="7.4cm" svg:y2="8.5cm">
          <text:p/>
        </draw:line>
        <draw:line draw:style-name="gr2" draw:text-style-name="P2" draw:layer="layout" svg:x1="11.7cm" svg:y1="10cm" svg:x2="13cm" svg:y2="8.4cm">
          <text:p/>
        </draw:line>
        <draw:line draw:style-name="gr2" draw:text-style-name="P2" draw:layer="layout" svg:x1="8.8cm" svg:y1="12.7cm" svg:x2="7.6cm" svg:y2="13.9cm">
          <text:p/>
        </draw:line>
        <draw:line draw:style-name="gr2" draw:text-style-name="P2" draw:layer="layout" svg:x1="11.7cm" svg:y1="12.8cm" svg:x2="13.1cm" svg:y2="14cm">
          <text:p/>
        </draw:line>
        <draw:frame draw:style-name="gr3" draw:text-style-name="P3" draw:layer="layout" svg:width="2.826cm" svg:height="0.962cm" svg:x="8.8cm" svg:y="6.2cm">
          <draw:text-box>
            <text:p>Forward</text:p>
          </draw:text-box>
        </draw:frame>
        <draw:frame draw:style-name="gr3" draw:text-style-name="P3" draw:layer="layout" svg:width="3.495cm" svg:height="1.673cm" svg:x="14.7cm" svg:y="10.827cm">
          <draw:text-box>
            <text:p>Right side/</text:p>
            <text:p>starboard</text:p>
          </draw:text-box>
        </draw:frame>
        <draw:frame draw:style-name="gr3" draw:text-style-name="P3" draw:layer="layout" svg:width="3.076cm" svg:height="1.673cm" svg:x="3.224cm" svg:y="10.8cm">
          <draw:text-box>
            <text:p>Left side/</text:p>
            <text:p>Port</text:p>
          </draw:text-box>
        </draw:frame>
        <draw:frame draw:style-name="gr3" draw:text-style-name="P3" draw:layer="layout" svg:width="4.621cm" svg:height="0.962cm" svg:x="13.2cm" svg:y="7.238cm">
          <draw:text-box>
            <text:p>Starboard bow</text:p>
          </draw:text-box>
        </draw:frame>
        <draw:frame draw:style-name="gr3" draw:text-style-name="P3" draw:layer="layout" svg:width="3.004cm" svg:height="0.962cm" svg:x="4.4cm" svg:y="7.538cm">
          <draw:text-box>
            <text:p>Port bow</text:p>
          </draw:text-box>
        </draw:frame>
        <draw:frame draw:style-name="gr3" draw:text-style-name="P3" draw:layer="layout" svg:width="1.281cm" svg:height="0.962cm" svg:x="9.619cm" svg:y="15.3cm">
          <draw:text-box>
            <text:p>Aft</text:p>
          </draw:text-box>
        </draw:frame>
        <draw:frame draw:style-name="gr3" draw:text-style-name="P3" draw:layer="layout" svg:width="5.468cm" svg:height="0.962cm" svg:x="13.4cm" svg:y="14.4cm">
          <draw:text-box>
            <text:p>Starboard quarter</text:p>
          </draw:text-box>
        </draw:frame>
        <draw:frame draw:style-name="gr4" draw:text-style-name="P3" draw:layer="layout" svg:width="3.851cm" svg:height="1.062cm" svg:x="3.6cm" svg:y="14.2cm">
          <draw:text-box>
            <text:p>Port quar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5-09-14T15:47:40.598058021</meta:creation-date>
    <dc:date>2015-09-14T15:54:13.334849955</dc:date>
    <dc:creator>Stefan </dc:creator>
    <meta:editing-duration>PT6M33S</meta:editing-duration>
    <meta:editing-cycles>1</meta:editing-cycles>
    <meta:document-statistic meta:object-count="17"/>
    <meta:generator>LibreOffice/4.4.3.2$Linux_X86_64 LibreOffice_project/40m0$Build-2</meta:generator>
  </office:meta>
</office:document-meta>
</file>